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Leben</text:p>
          </table:table-cell>
          <table:table-cell office:value-type="string">
            <text:p>Manna</text:p>
          </table:table-cell>
          <table:table-cell office:value-type="string">
            <text:p>Ausdauer</text:p>
          </table:table-cell>
        </table:table-row>
        <table:table-row table:style-name="ro1">
          <table:table-cell office:value-type="string">
            <text:p>Menschen</text:p>
          </table:table-cell>
          <table:table-cell table:number-columns-repeated="3" office:value-type="float" office:value="100">
            <text:p>100</text:p>
          </table:table-cell>
        </table:table-row>
        <table:table-row table:style-name="ro1">
          <table:table-cell office:value-type="string">
            <text:p>Elfen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Zwerge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Orks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Zentauren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14.06.2017</text:date>, <text:time>13:0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7-06-14T13:01:18.89</meta:creation-date>
    <dc:date>2017-06-14T13:05:00.34</dc:date>
    <dc:creator>Joel </dc:creator>
    <meta:editing-duration>PT3M41S</meta:editing-duration>
    <meta:editing-cycles>1</meta:editing-cycles>
    <meta:document-statistic meta:table-count="3" meta:cell-count="23" meta:object-count="0"/>
    <meta:generator>OpenOffice/4.1.3$Win32 OpenOffice.org_project/413m1$Build-9783</meta:generator>
  </office:meta>
</office:document-meta>
</file>